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a9d0d" officeooo:paragraph-rsid="001a9d0d" style:font-size-asian="10.5pt" style:font-weight-asian="normal" style:font-size-complex="12pt" style:font-weight-complex="normal"/>
    </style:style>
    <style:style style:name="P2" style:family="paragraph" style:parent-style-name="Standard">
      <style:text-properties officeooo:paragraph-rsid="001a9d0d"/>
    </style:style>
    <style:style style:name="T1" style:family="text">
      <style:text-properties fo:font-size="15pt" fo:font-weight="bold" officeooo:rsid="001a9d0d" style:font-size-asian="13.1000003814697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lides</text:span></text:p>
      <text:p text:style-name="P1"><text:a xlink:type="simple" xlink:href="https://www.canva.com/design/DAGllFrwUTQ/IQL6vxpxTQ7V1B9n1O2cQw/edit?utm_content=DAGllFrwUTQ&amp;utm_campaign=designshare&amp;utm_medium=link2&amp;utm_source=sharebutton" text:style-name="Internet_20_link" text:visited-style-name="Visited_20_Internet_20_Link">https://www.canva.com/design/DAGllFrwUTQ/IQL6vxpxTQ7V1B9n1O2cQw/edit?utm_content=DAGllFrwUTQ&amp;utm_campaign=designshare&amp;utm_medium=link2&amp;utm_source=sharebutton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8:14:22.509222209</meta:creation-date>
    <dc:date>2025-04-28T14:16:42.386826650</dc:date>
    <meta:editing-duration>PT6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" meta:character-count="163" meta:non-whitespace-character-count="163"/>
  </office:meta>
</office:document-meta>
</file>